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BA51AB0DDD0214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20.318cm, 7.898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Προεπιλογή">
        <draw:frame draw:style-name="gr1" draw:text-style-name="P1" draw:layer="layout" svg:width="9.499cm" svg:height="6.993cm" svg:x="1cm" svg:y="9.506cm">
          <draw:image xlink:href="Pictures/100000010000078000000438BA51AB0DDD02140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7T13:43:39.201000000</dc:date>
    <meta:editing-duration>PT1M39S</meta:editing-duration>
    <meta:editing-cycles>1</meta:editing-cycles>
    <meta:document-statistic meta:object-count="1"/>
    <meta:generator>LibreOffice/7.2.4.1$Windows_X86_64 LibreOffice_project/27d75539669ac387bb498e35313b970b7fe9c4f9</meta:generator>
  </office:meta>
</office:document-meta>
</file>